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7000002CEC491F4A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ffff00" draw:fill="solid" draw:fill-color="#ffff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9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88cm" fo:min-width="1.983cm" fo:padding-top="0cm" fo:padding-bottom="0cm" fo:padding-left="0cm" fo:padding-right="0cm"/>
    </style:style>
    <style:style style:name="gr5" style:family="graphic" style:parent-style-name="standard">
      <style:graphic-properties draw:stroke="solid" svg:stroke-color="#ff9900" draw:fill="solid" draw:fill-color="#ff9900"/>
    </style:style>
    <style:style style:name="gr6" style:family="graphic" style:parent-style-name="standard">
      <style:graphic-properties draw:stroke="solid" svg:stroke-color="#ff9999" draw:fill="solid" draw:fill-color="#ff9999"/>
    </style:style>
    <style:style style:name="gr7" style:family="graphic" style:parent-style-name="standard">
      <style:graphic-properties draw:stroke="solid" svg:stroke-color="#ff66cc" draw:fill="solid" draw:fill-color="#ff66cc"/>
    </style:style>
    <style:style style:name="gr8" style:family="graphic" style:parent-style-name="standard">
      <style:graphic-properties draw:stroke="solid" svg:stroke-color="#ff66cc" draw:fill="solid" draw:fill-color="#ff66cc"/>
    </style:style>
    <style:style style:name="gr9" style:family="graphic" style:parent-style-name="standard">
      <style:graphic-properties draw:stroke="solid" svg:stroke-color="#99ff66" draw:fill="solid" draw:fill-color="#99ff66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8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.98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4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92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style:font-name="Liberation Sans1" fo:font-size="14pt" style:font-size-asian="14pt" style:font-name-complex="Liberation Sans1" style:font-size-complex="14pt"/>
    </style:style>
    <style:style style:name="T2" style:family="text">
      <style:text-properties fo:color="#000000" style:font-name="Liberation Sans1" fo:font-size="11pt" style:font-size-asian="11pt" style:font-name-complex="Liberation Sans1" style:font-size-complex="11pt"/>
    </style:style>
    <style:style style:name="T3" style:family="text">
      <style:text-properties fo:color="#000000" style:font-name="Liberation Sans1" fo:font-size="10pt" fo:font-weight="bold" style:font-size-asian="10pt" style:font-name-complex="Liberation 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1cm" svg:x="0cm" svg:y="0cm">
          <draw:image xlink:href="Pictures/1000000000000417000002CEC491F4A4.jpg" xlink:type="simple" xlink:show="embed" xlink:actuate="onLoad">
            <text:p/>
          </draw:image>
        </draw:frame>
        <draw:polygon draw:style-name="gr2" draw:text-style-name="P2" draw:layer="layout" svg:width="4.201cm" svg:height="1.4cm" svg:x="7.3cm" svg:y="3.1cm" svg:viewBox="0 0 4202 1401" draw:points="2099,1401 0,1401 0,0 4202,0 4202,1401">
          <text:p/>
        </draw:polygon>
        <draw:polygon draw:style-name="gr2" draw:text-style-name="P3" draw:layer="layout" svg:width="4.201cm" svg:height="1.4cm" svg:x="7.3cm" svg:y="4.9cm" svg:viewBox="0 0 4202 1401" draw:points="2099,1401 0,1401 0,0 4202,0 4202,1401">
          <text:p/>
        </draw:polygon>
        <draw:polygon draw:style-name="gr2" draw:text-style-name="P3" draw:layer="layout" svg:width="4.201cm" svg:height="1.4cm" svg:x="7.3cm" svg:y="6.7cm" svg:viewBox="0 0 4202 1401" draw:points="2099,1401 0,1401 0,0 4202,0 4202,1401">
          <text:p/>
        </draw:polygon>
        <draw:frame draw:style-name="gr3" draw:layer="layout" svg:width="2.318cm" svg:height="0.556cm" svg:x="8.4cm" svg:y="5.4cm">
          <draw:text-box>
            <text:p text:style-name="P4"><text:span text:style-name="T1">Marketing </text:span></text:p>
          </draw:text-box>
        </draw:frame>
        <draw:frame draw:style-name="gr4" draw:text-style-name="P4" draw:layer="layout" svg:width="2.923cm" svg:height="1.188cm" svg:x="8.214cm" svg:y="3.312cm">
          <draw:text-box>
            <text:p text:style-name="P4"><text:span text:style-name="T1">Development</text:span></text:p>
            <text:p text:style-name="P4"><text:span text:style-name="T1">Of App </text:span></text:p>
          </draw:text-box>
        </draw:frame>
        <draw:frame draw:style-name="gr3" draw:layer="layout" svg:width="2.978cm" svg:height="0.556cm" svg:x="8cm" svg:y="7.144cm">
          <draw:text-box>
            <text:p text:style-name="P4"><text:span text:style-name="T1">Maintenance </text:span></text:p>
          </draw:text-box>
        </draw:frame>
        <draw:polygon draw:style-name="gr5" draw:layer="layout" svg:width="4.202cm" svg:height="1.401cm" svg:x="12.7cm" svg:y="3.6cm" svg:viewBox="0 0 4203 1402" draw:points="2099,1402 0,1402 0,0 4203,0 4203,1402">
          <text:p/>
        </draw:polygon>
        <draw:polygon draw:style-name="gr5" draw:layer="layout" svg:width="4.202cm" svg:height="1.401cm" svg:x="12.697cm" svg:y="5.698cm" svg:viewBox="0 0 4203 1402" draw:points="2099,1402 0,1402 0,0 4203,0 4203,1402">
          <text:p/>
        </draw:polygon>
        <draw:polygon draw:style-name="gr5" draw:layer="layout" svg:width="4.202cm" svg:height="1.401cm" svg:x="12.7cm" svg:y="7.8cm" svg:viewBox="0 0 4203 1402" draw:points="2099,1402 0,1402 0,0 4203,0 4203,1402">
          <text:p/>
        </draw:polygon>
        <draw:polygon draw:style-name="gr5" draw:layer="layout" svg:width="4.202cm" svg:height="1.401cm" svg:x="12.7cm" svg:y="9.898cm" svg:viewBox="0 0 4203 1402" draw:points="2099,1402 0,1402 0,0 4203,0 4203,1402">
          <text:p/>
        </draw:polygon>
        <draw:polygon draw:style-name="gr5" draw:layer="layout" svg:width="4.202cm" svg:height="1.401cm" svg:x="12.7cm" svg:y="12.098cm" svg:viewBox="0 0 4203 1402" draw:points="2099,1402 0,1402 0,0 4203,0 4203,1402">
          <text:p/>
        </draw:polygon>
        <draw:frame draw:style-name="gr3" draw:layer="layout" svg:width="2.889cm" svg:height="1.111cm" svg:x="13.582cm" svg:y="3.8cm">
          <draw:text-box>
            <text:p text:style-name="P4"><text:span text:style-name="T1">Time</text:span></text:p>
            <text:p text:style-name="P4"><text:span text:style-name="T1">Management</text:span></text:p>
          </draw:text-box>
        </draw:frame>
        <draw:frame draw:style-name="gr3" draw:layer="layout" svg:width="2.872cm" svg:height="0.556cm" svg:x="13.582cm" svg:y="6.144cm">
          <draw:text-box>
            <text:p text:style-name="P4"><text:span text:style-name="T1">Goal Setting </text:span></text:p>
          </draw:text-box>
        </draw:frame>
        <draw:frame draw:style-name="gr3" draw:layer="layout" svg:width="2.263cm" svg:height="1.111cm" svg:x="13.682cm" svg:y="7.944cm">
          <draw:text-box>
            <text:p text:style-name="P4"><text:span text:style-name="T1">Motivation</text:span></text:p>
            <text:p text:style-name="P4"><text:span text:style-name="T1">For Work</text:span></text:p>
          </draw:text-box>
        </draw:frame>
        <draw:frame draw:style-name="gr3" draw:layer="layout" svg:width="1.996cm" svg:height="1.111cm" svg:x="13.682cm" svg:y="10.044cm">
          <draw:text-box>
            <text:p text:style-name="P4"><text:span text:style-name="T1">Progress</text:span></text:p>
            <text:p text:style-name="P4"><text:span text:style-name="T1">Statistics</text:span></text:p>
          </draw:text-box>
        </draw:frame>
        <draw:frame draw:style-name="gr3" draw:layer="layout" svg:width="2.229cm" svg:height="1.111cm" svg:x="13.7cm" svg:y="12.3cm">
          <draw:text-box>
            <text:p text:style-name="P4"><text:span text:style-name="T1">Habits</text:span></text:p>
            <text:p text:style-name="P4"><text:span text:style-name="T1">Formation</text:span></text:p>
          </draw:text-box>
        </draw:frame>
        <draw:polygon draw:style-name="gr6" draw:layer="layout" svg:width="4.699cm" svg:height="1.397cm" svg:x="18cm" svg:y="9.202cm" svg:viewBox="0 0 4700 1398" draw:points="2351,1398 0,1398 0,0 4700,0 4700,1398">
          <text:p/>
        </draw:polygon>
        <draw:polygon draw:style-name="gr7" draw:layer="layout" svg:width="4.198cm" svg:height="1.397cm" svg:x="18.3cm" svg:y="4.002cm" svg:viewBox="0 0 4199 1398" draw:points="2100,1398 0,1398 0,0 4199,0 4199,1398">
          <text:p/>
        </draw:polygon>
        <draw:polygon draw:style-name="gr8" draw:layer="layout" svg:width="4.198cm" svg:height="1.397cm" svg:x="18.301cm" svg:y="6.302cm" svg:viewBox="0 0 4199 1398" draw:points="2100,1398 0,1398 0,0 4199,0 4199,1398">
          <text:p/>
        </draw:polygon>
        <draw:frame draw:style-name="gr3" draw:layer="layout" svg:width="2.457cm" svg:height="0.556cm" svg:x="19.111cm" svg:y="4.4cm">
          <draw:text-box>
            <text:p text:style-name="P4"><text:span text:style-name="T1">Automatics</text:span></text:p>
          </draw:text-box>
        </draw:frame>
        <draw:frame draw:style-name="gr3" draw:layer="layout" svg:width="2.758cm" svg:height="1.111cm" svg:x="19.111cm" svg:y="6.4cm">
          <draw:text-box>
            <text:p text:style-name="P4"><text:span text:style-name="T1">Feedback </text:span></text:p>
            <text:p text:style-name="P4"><text:span text:style-name="T1">And Support</text:span></text:p>
          </draw:text-box>
        </draw:frame>
        <draw:polygon draw:style-name="gr6" draw:layer="layout" svg:width="4.699cm" svg:height="1.397cm" svg:x="18cm" svg:y="10.902cm" svg:viewBox="0 0 4700 1398" draw:points="2351,1398 0,1398 0,0 4700,0 4700,1398">
          <text:p/>
        </draw:polygon>
        <draw:polygon draw:style-name="gr6" draw:layer="layout" svg:width="4.699cm" svg:height="1.397cm" svg:x="18cm" svg:y="12.702cm" svg:viewBox="0 0 4700 1398" draw:points="2351,1398 0,1398 0,0 4700,0 4700,1398">
          <text:p/>
        </draw:polygon>
        <draw:frame draw:style-name="gr3" draw:layer="layout" svg:width="2.703cm" svg:height="1.111cm" svg:x="19.342cm" svg:y="9.289cm">
          <draw:text-box>
            <text:p text:style-name="P4"><text:span text:style-name="T1">Online</text:span></text:p>
            <text:p text:style-name="P4"><text:span text:style-name="T1">Marketplace</text:span></text:p>
          </draw:text-box>
        </draw:frame>
        <draw:frame draw:style-name="gr3" draw:layer="layout" svg:width="1.983cm" svg:height="1.111cm" svg:x="19.4cm" svg:y="11cm">
          <draw:text-box>
            <text:p text:style-name="P4"><text:span text:style-name="T1">Product</text:span></text:p>
            <text:p text:style-name="P4"><text:span text:style-name="T1">Website</text:span></text:p>
          </draw:text-box>
        </draw:frame>
        <draw:frame draw:style-name="gr3" draw:layer="layout" svg:width="1.983cm" svg:height="1.111cm" svg:x="19.4cm" svg:y="12.889cm">
          <draw:text-box>
            <text:p text:style-name="P4"><text:span text:style-name="T1">Onine</text:span></text:p>
            <text:p text:style-name="P4"><text:span text:style-name="T1">Ads</text:span></text:p>
          </draw:text-box>
        </draw:frame>
        <draw:polygon draw:style-name="gr9" draw:layer="layout" svg:width="4.202cm" svg:height="1.4cm" svg:x="14.997cm" svg:y="16cm" svg:viewBox="0 0 4203 1401" draw:points="2099,1401 0,1401 0,0 4203,0 4203,1401">
          <text:p/>
        </draw:polygon>
        <draw:polygon draw:style-name="gr7" draw:layer="layout" svg:width="4.198cm" svg:height="1.397cm" svg:x="19.4cm" svg:y="16.002cm" svg:viewBox="0 0 4199 1398" draw:points="2100,1398 0,1398 0,0 4199,0 4199,1398">
          <text:p/>
        </draw:polygon>
        <draw:polygon draw:style-name="gr6" draw:layer="layout" svg:width="4.699cm" svg:height="1.397cm" svg:x="23.8cm" svg:y="16cm" svg:viewBox="0 0 4700 1398" draw:points="2351,1398 0,1398 0,0 4700,0 4700,1398">
          <text:p/>
        </draw:polygon>
        <draw:frame draw:style-name="gr3" draw:layer="layout" svg:width="1.983cm" svg:height="0.556cm" svg:x="16.543cm" svg:y="16.4cm">
          <draw:text-box>
            <text:p text:style-name="P4"><text:span text:style-name="T1">Free</text:span></text:p>
          </draw:text-box>
        </draw:frame>
        <draw:frame draw:style-name="gr3" draw:layer="layout" svg:width="2.982cm" svg:height="0.556cm" svg:x="20.143cm" svg:y="16.4cm">
          <draw:text-box>
            <text:p text:style-name="P4"><text:span text:style-name="T1">Ad Revenues</text:span></text:p>
          </draw:text-box>
        </draw:frame>
        <draw:frame draw:style-name="gr3" draw:layer="layout" svg:width="3.947cm" svg:height="0.556cm" svg:x="24.343cm" svg:y="16.4cm">
          <draw:text-box>
            <text:p text:style-name="P4"><text:span text:style-name="T1">In-App Purchases</text:span></text:p>
          </draw:text-box>
        </draw:frame>
        <draw:polygon draw:style-name="gr7" draw:layer="layout" svg:width="4.198cm" svg:height="1.397cm" svg:x="1.4cm" svg:y="16.002cm" svg:viewBox="0 0 4199 1398" draw:points="2100,1398 0,1398 0,0 4199,0 4199,1398">
          <text:p/>
        </draw:polygon>
        <draw:polygon draw:style-name="gr7" draw:layer="layout" svg:width="4.198cm" svg:height="1.397cm" svg:x="5.901cm" svg:y="16.002cm" svg:viewBox="0 0 4199 1398" draw:points="2100,1398 0,1398 0,0 4199,0 4199,1398">
          <text:p/>
        </draw:polygon>
        <draw:polygon draw:style-name="gr7" draw:layer="layout" svg:width="4.198cm" svg:height="1.397cm" svg:x="10.401cm" svg:y="16.002cm" svg:viewBox="0 0 4199 1398" draw:points="2100,1398 0,1398 0,0 4199,0 4199,1398">
          <text:p/>
        </draw:polygon>
        <draw:frame draw:style-name="gr3" draw:layer="layout" svg:width="2.703cm" svg:height="1.111cm" svg:x="2.297cm" svg:y="16.189cm">
          <draw:text-box>
            <text:p text:style-name="P4"><text:span text:style-name="T1">Marketplace</text:span></text:p>
            <text:p text:style-name="P4"><text:span text:style-name="T1">Charges</text:span></text:p>
          </draw:text-box>
        </draw:frame>
        <draw:frame draw:style-name="gr3" draw:layer="layout" svg:width="2.263cm" svg:height="1.111cm" svg:x="11.497cm" svg:y="16.2cm">
          <draw:text-box>
            <text:p text:style-name="P4"><text:span text:style-name="T1">Developer</text:span></text:p>
            <text:p text:style-name="P4"><text:span text:style-name="T1">Salary</text:span></text:p>
          </draw:text-box>
        </draw:frame>
        <draw:frame draw:style-name="gr3" draw:layer="layout" svg:width="1.983cm" svg:height="1.111cm" svg:x="7.297cm" svg:y="16.2cm">
          <draw:text-box>
            <text:p text:style-name="P4"><text:span text:style-name="T1">API</text:span></text:p>
            <text:p text:style-name="P4"><text:span text:style-name="T1">Costs</text:span></text:p>
          </draw:text-box>
        </draw:frame>
        <draw:polygon draw:style-name="gr9" draw:layer="layout" svg:width="4.198cm" svg:height="1.4cm" svg:x="7.3cm" svg:y="9.7cm" svg:viewBox="0 0 4199 1401" draw:points="2099,1401 0,1401 0,0 4199,0 4199,1401">
          <text:p/>
        </draw:polygon>
        <draw:polygon draw:style-name="gr9" draw:layer="layout" svg:width="4.198cm" svg:height="1.4cm" svg:x="7.3cm" svg:y="11.7cm" svg:viewBox="0 0 4199 1401" draw:points="2099,1401 0,1401 0,0 4199,0 4199,1401">
          <text:p/>
        </draw:polygon>
        <draw:frame draw:style-name="gr3" draw:layer="layout" svg:width="2.923cm" svg:height="1.111cm" svg:x="8.3cm" svg:y="11.889cm">
          <draw:text-box>
            <text:p text:style-name="P4"><text:span text:style-name="T1">Development</text:span></text:p>
            <text:p text:style-name="P4"><text:span text:style-name="T1">Tools</text:span></text:p>
          </draw:text-box>
        </draw:frame>
        <draw:frame draw:style-name="gr3" draw:layer="layout" svg:width="1.983cm" svg:height="1.111cm" svg:x="8.4cm" svg:y="9.889cm">
          <draw:text-box>
            <text:p text:style-name="P4"><text:span text:style-name="T1">Android</text:span></text:p>
            <text:p text:style-name="P4"><text:span text:style-name="T1">Platform</text:span></text:p>
          </draw:text-box>
        </draw:frame>
        <draw:polygon draw:style-name="gr2" draw:text-style-name="P3" draw:layer="layout" svg:width="4.201cm" svg:height="1.4cm" svg:x="1.7cm" svg:y="5.2cm" svg:viewBox="0 0 4202 1401" draw:points="2099,1401 0,1401 0,0 4202,0 4202,1401">
          <text:p/>
        </draw:polygon>
        <draw:polygon draw:style-name="gr2" draw:text-style-name="P3" draw:layer="layout" svg:width="4.201cm" svg:height="1.4cm" svg:x="1.7cm" svg:y="7.2cm" svg:viewBox="0 0 4202 1401" draw:points="2099,1401 0,1401 0,0 4202,0 4202,1401">
          <text:p/>
        </draw:polygon>
        <draw:polygon draw:style-name="gr2" draw:text-style-name="P3" draw:layer="layout" svg:width="4.201cm" svg:height="1.4cm" svg:x="1.7cm" svg:y="9.199cm" svg:viewBox="0 0 4202 1401" draw:points="2099,1401 0,1401 0,0 4202,0 4202,1401">
          <text:p/>
        </draw:polygon>
        <draw:polygon draw:style-name="gr2" draw:text-style-name="P3" draw:layer="layout" svg:width="4.201cm" svg:height="1.4cm" svg:x="1.7cm" svg:y="11.2cm" svg:viewBox="0 0 4202 1401" draw:points="2099,1401 0,1401 0,0 4202,0 4202,1401">
          <text:p/>
        </draw:polygon>
        <draw:frame draw:style-name="gr4" draw:text-style-name="P4" draw:layer="layout" svg:width="2.889cm" svg:height="1.188cm" svg:x="2.4cm" svg:y="11.412cm">
          <draw:text-box>
            <text:p text:style-name="P4"><text:span text:style-name="T1">Management</text:span></text:p>
            <text:p text:style-name="P4"><text:span text:style-name="T1">Consultants</text:span></text:p>
          </draw:text-box>
        </draw:frame>
        <draw:frame draw:style-name="gr4" draw:text-style-name="P4" draw:layer="layout" svg:width="1.983cm" svg:height="1.188cm" svg:x="2.9cm" svg:y="9.412cm">
          <draw:text-box>
            <text:p text:style-name="P4"><text:span text:style-name="T1">Social</text:span></text:p>
            <text:p text:style-name="P4"><text:span text:style-name="T1">Media</text:span></text:p>
          </draw:text-box>
        </draw:frame>
        <draw:frame draw:style-name="gr4" draw:text-style-name="P4" draw:layer="layout" svg:width="2.648cm" svg:height="1.188cm" svg:x="2.577cm" svg:y="7.412cm">
          <draw:text-box>
            <text:p text:style-name="P4"><text:span text:style-name="T1">Motivational</text:span></text:p>
            <text:p text:style-name="P4"><text:span text:style-name="T1">Seminars</text:span></text:p>
          </draw:text-box>
        </draw:frame>
        <draw:frame draw:style-name="gr4" draw:text-style-name="P4" draw:layer="layout" svg:width="2.703cm" svg:height="1.188cm" svg:x="2.5cm" svg:y="5.412cm">
          <draw:text-box>
            <text:p text:style-name="P4"><text:span text:style-name="T1">Online</text:span></text:p>
            <text:p text:style-name="P4"><text:span text:style-name="T1">Marketplace</text:span></text:p>
          </draw:text-box>
        </draw:frame>
        <draw:polygon draw:style-name="gr5" draw:layer="layout" svg:width="4.202cm" svg:height="1.401cm" svg:x="23.8cm" svg:y="10.8cm" svg:viewBox="0 0 4203 1402" draw:points="2099,1402 0,1402 0,0 4203,0 4203,1402">
          <text:p/>
        </draw:polygon>
        <draw:polygon draw:style-name="gr5" draw:layer="layout" svg:width="4.202cm" svg:height="1.401cm" svg:x="23.8cm" svg:y="8.8cm" svg:viewBox="0 0 4203 1402" draw:points="2099,1402 0,1402 0,0 4203,0 4203,1402">
          <text:p/>
        </draw:polygon>
        <draw:polygon draw:style-name="gr5" draw:layer="layout" svg:width="4.202cm" svg:height="1.401cm" svg:x="23.8cm" svg:y="6.698cm" svg:viewBox="0 0 4203 1402" draw:points="2099,1402 0,1402 0,0 4203,0 4203,1402">
          <text:p/>
        </draw:polygon>
        <draw:polygon draw:style-name="gr5" draw:layer="layout" svg:width="4.202cm" svg:height="1.401cm" svg:x="23.797cm" svg:y="4.498cm" svg:viewBox="0 0 4203 1402" draw:points="2099,1402 0,1402 0,0 4203,0 4203,1402">
          <text:p/>
        </draw:polygon>
        <draw:frame draw:style-name="gr10" draw:text-style-name="P4" draw:layer="layout" svg:width="2.512cm" svg:height="0.556cm" svg:x="24.6cm" svg:y="11.2cm">
          <draw:text-box>
            <text:p text:style-name="P4"><text:span text:style-name="T1">Developers</text:span></text:p>
          </draw:text-box>
        </draw:frame>
        <draw:frame draw:style-name="gr3" draw:layer="layout" svg:width="2.978cm" svg:height="0.556cm" svg:x="24.543cm" svg:y="9.2cm">
          <draw:text-box>
            <text:p text:style-name="P4"><text:span text:style-name="T1">Businessmen</text:span></text:p>
          </draw:text-box>
        </draw:frame>
        <draw:frame draw:style-name="gr3" draw:layer="layout" svg:width="2.013cm" svg:height="0.556cm" svg:x="24.843cm" svg:y="7.144cm">
          <draw:text-box>
            <text:p text:style-name="P4"><text:span text:style-name="T1">Teachers</text:span></text:p>
          </draw:text-box>
        </draw:frame>
        <draw:frame draw:style-name="gr3" draw:layer="layout" svg:width="1.983cm" svg:height="0.556cm" svg:x="24.843cm" svg:y="4.944cm">
          <draw:text-box>
            <text:p text:style-name="P4"><text:span text:style-name="T1">Students</text:span></text:p>
          </draw:text-box>
        </draw:frame>
        <draw:frame draw:style-name="gr11" draw:text-style-name="P5" draw:layer="layout" svg:width="5.637cm" svg:height="0.7cm" svg:x="11.997cm" svg:y="1.6cm">
          <draw:text-box>
            <text:p text:style-name="P5"><text:span text:style-name="T2">Personal Productivity Application</text:span></text:p>
          </draw:text-box>
        </draw:frame>
        <draw:frame draw:style-name="gr12" draw:layer="layout" svg:width="2.339cm" svg:height="0.399cm" svg:x="19.636cm" svg:y="1.102cm">
          <draw:text-box>
            <text:p text:style-name="P4"><text:span text:style-name="T3">120563107026</text:span></text:p>
          </draw:text-box>
        </draw:frame>
        <draw:frame draw:style-name="gr13" draw:layer="layout" svg:width="2.364cm" svg:height="0.399cm" svg:x="19.636cm" svg:y="1.501cm">
          <draw:text-box>
            <text:p text:style-name="P4"><text:span text:style-name="T3">(Akshar Patel)</text:span></text:p>
          </draw:text-box>
        </draw:frame>
        <draw:frame draw:style-name="gr14" draw:layer="layout" svg:width="0.489cm" svg:height="0.399cm" svg:x="27.949cm" svg:y="1.187cm">
          <draw:text-box>
            <text:p text:style-name="P4"><text:span text:style-name="T3">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29T13:33:40.598985509</dc:date>
    <dc:creator>Akshar Patel</dc:creator>
    <meta:generator>LibreOffice/4.2.6.3$Linux_X86_64 LibreOffice_project/420m0$Build-3</meta:generator>
    <meta:editing-duration>PT32M46S</meta:editing-duration>
    <meta:editing-cycles>13</meta:editing-cycles>
    <meta:document-statistic meta:object-count="63"/>
  </office:meta>
</office:document-meta>
</file>